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Lucida Console" svg:font-family="'Lucida Console'"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adornments="Bold"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list-style-name="L1"/>
    <style:style style:name="P2" style:family="paragraph" style:parent-style-name="Standard">
      <style:text-properties style:font-name="Arial" fo:font-size="12pt" fo:font-weight="normal" style:font-name-asian="Arial" style:font-size-asian="12pt" style:font-weight-asian="normal" style:font-name-complex="Arial" style:font-size-complex="12pt" style:font-weight-complex="normal"/>
    </style:style>
    <style:style style:name="P3" style:family="paragraph" style:parent-style-name="Standard">
      <style:paragraph-properties fo:margin-left="0in" fo:margin-right="0.4in" fo:text-indent="0in" style:auto-text-indent="false"/>
    </style:style>
    <style:style style:name="P4" style:family="paragraph" style:parent-style-name="Standard">
      <style:paragraph-properties fo:margin-left="0.4925in" fo:margin-right="0.4in" fo:text-indent="0in" style:auto-text-indent="false"/>
    </style:style>
    <style:style style:name="P5" style:family="paragraph" style:parent-style-name="Standard">
      <style:paragraph-properties fo:break-before="page"/>
    </style:style>
    <style:style style:name="P6" style:family="paragraph" style:parent-style-name="quote_20_total">
      <style:paragraph-properties fo:margin-left="0in" fo:margin-right="0.4in" fo:text-indent="0in" style:auto-text-indent="false"/>
    </style:style>
    <style:style style:name="P7" style:family="paragraph" style:parent-style-name="quote_20_total">
      <style:paragraph-properties fo:margin-left="0.4925in" fo:margin-right="0.4in" fo:text-indent="0in" style:auto-text-indent="false"/>
    </style:style>
    <style:style style:name="P8" style:family="paragraph" style:parent-style-name="Text_20_body">
      <style:paragraph-properties fo:margin-left="0.4925in" fo:margin-right="0in" fo:text-indent="0in" style:auto-text-indent="false"/>
    </style:style>
    <style:style style:name="P9" style:family="paragraph">
      <style:paragraph-properties fo:text-align="center"/>
    </style:style>
    <style:style style:name="P10" style:family="paragraph">
      <style:paragraph-properties fo:text-align="center"/>
      <style:text-properties style:font-name="Arial"/>
    </style:style>
    <style:style style:name="P11" style:family="paragraph">
      <style:paragraph-properties fo:text-align="start"/>
    </style:style>
    <style:style style:name="P12" style:family="paragraph">
      <style:paragraph-properties fo:text-align="start"/>
      <style:text-properties style:font-name="Arial" fo:font-size="12pt"/>
    </style:style>
    <style:style style:name="P13" style:family="paragraph">
      <style:paragraph-properties fo:text-align="center"/>
      <style:text-properties style:font-name="Arial" fo:font-size="12pt"/>
    </style:style>
    <style:style style:name="P14" style:family="paragraph">
      <style:text-properties style:font-name="Arial"/>
    </style:style>
    <style:style style:name="T1" style:family="text">
      <style:text-properties style:font-name="Arial" fo:font-size="12pt" fo:font-weight="bold" style:font-name-asian="Arial" style:font-size-asian="12pt" style:font-weight-asian="bold" style:font-name-complex="Arial" style:font-size-complex="12pt" style:font-weight-complex="bold"/>
    </style:style>
    <style:style style:name="T2" style:family="text">
      <style:text-properties style:font-name="Arial" fo:font-size="12pt" fo:font-weight="normal" style:font-name-asian="Arial" style:font-size-asian="12pt" style:font-weight-asian="normal" style:font-name-complex="Arial" style:font-size-complex="12pt" style:font-weight-complex="normal"/>
    </style:style>
    <style:style style:name="T3" style:family="text">
      <style:text-properties style:font-name="Arial"/>
    </style:style>
    <style:style style:name="T4" style:family="text">
      <style:text-properties style:font-name="Arial" fo:font-size="12pt"/>
    </style:style>
    <style:style style:name="T5" style:family="text">
      <style:text-properties style:font-name="Arial" fo:font-size="16pt" fo:font-weight="bold" style:font-name-asian="Arial Unicode MS" style:font-size-asian="16pt" style:font-weight-asian="bold" style:font-name-complex="Tahoma"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2in" style:run-through="foreground"/>
    </style:style>
    <style:style style:name="gr3" style:family="graphic">
      <style:graphic-properties draw:stroke="none" svg:stroke-color="#000000" draw:fill="none" draw:fill-color="#ffffff" fo:min-height="0.1925in" style:run-through="foreground"/>
    </style:style>
    <style:style style:name="gr4"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484in" style:run-through="foreground"/>
    </style:style>
    <style:style style:name="gr7" style:family="graphic">
      <style:graphic-properties draw:stroke="none" svg:stroke-color="#000000" draw:fill="none" draw:fill-color="#ffffff" fo:min-height="0.2417in" style:run-through="foreground"/>
    </style:style>
    <style:style style:name="gr8" style:family="graphic">
      <style:graphic-properties draw:stroke="none" svg:stroke-color="#000000" draw:fill="none" draw:fill-color="#ffffff" fo:min-height="0.6402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ulp Basics</text:h>
      <text:p text:style-name="Standard"/>
      <text:h text:style-name="Heading_20_2" text:outline-level="2">Overview</text:h>
      <text:p text:style-name="Standard">Gulp automates the entire development process. It is run from the command line and can handle any amount of tasking. Gulp is typically setup to:</text:p>
      <text:list xml:id="list3378663205445762224" text:style-name="L1">
        <text:list-item>
          <text:p text:style-name="P1">Run a development web server for instant feedback on any changes.</text:p>
        </text:list-item>
        <text:list-item>
          <text:p text:style-name="P1">Watch files for changes and update the web server pages</text:p>
        </text:list-item>
        <text:list-item>
          <text:p text:style-name="P1">Run unit tests.</text:p>
        </text:list-item>
        <text:list-item>
          <text:p text:style-name="P1">Process source files into a final build for distribution, including catting source files into a single file and minimizing.</text:p>
        </text:list-item>
        <text:list-item>
          <text:p text:style-name="P1">Maybe some other things that you find useful.</text:p>
        </text:list-item>
      </text:list>
      <text:p text:style-name="Standard">Gulp runs under node.js and relies on NPM. In addition, Bower.js will be used to manage javascript library dependencies. One could use NPM for everything, but I like the logical separation I get by putting my project dependencies in Bower. So for this to all work we need:</text:p>
      <text:list xml:id="list29480623" text:continue-numbering="true" text:style-name="L1">
        <text:list-item>
          <text:p text:style-name="P1">Node.js installed.</text:p>
        </text:list-item>
        <text:list-item>
          <text:p text:style-name="P1">GIT installed (for Bower)</text:p>
        </text:list-item>
        <text:list-item>
          <text:p text:style-name="P1">npm install -g bower</text:p>
        </text:list-item>
        <text:list-item>
          <text:p text:style-name="P1">npm install -g browser-sync</text:p>
        </text:list-item>
        <text:list-item>
          <text:p text:style-name="P1">npm install -g gulp</text:p>
        </text:list-item>
      </text:list>
      <text:p text:style-name="Standard">A normal day's work-flow would be to start in a terminal or command processor, CD into the project folder, run &gt;gulp<text:span text:style-name="T1">↩</text:span>. This is a one-time startup – open a code editor and go to work – changes are pushed all the way through the build flow and, almost instantly, displayed in a browser(s) as soon as a watched file is saved. For all this to work, a project needs some kind of file structure.</text:p>
      <text:p text:style-name="Standard"/>
      <text:h text:style-name="Heading_20_2" text:outline-level="2">Typical Project Folder</text:h>
      <text:p text:style-name="Standard"><draw:g text:anchor-type="paragraph" draw:z-index="0" draw:style-name="gr1"><draw:frame draw:style-name="gr2" draw:text-style-name="P10" svg:width="0.3925in" svg:height="0.2024in" svg:x="1.7161in" svg:y="0.15in"><draw:text-box><text:p text:style-name="P9"><text:span text:style-name="T3">dev</text:span></text:p></draw:text-box></draw:frame><draw:frame draw:style-name="gr3" draw:text-style-name="P12" svg:width="1.4606in" svg:height="0.1925in" svg:x="2.6988in" svg:y="0.3929in"><draw:text-box><text:p text:style-name="P11"><text:span text:style-name="T4">project</text:span></text:p></draw:text-box></draw:frame><draw:frame draw:style-name="gr2" draw:text-style-name="P10" svg:width="1.4606in" svg:height="0.2024in" svg:x="3.8236in" svg:y="0.6472in"><draw:text-box><text:p text:style-name="P11"><text:span text:style-name="T3">bower_components</text:span></text:p></draw:text-box></draw:frame><draw:frame draw:style-name="gr2" draw:text-style-name="P10" svg:width="1.4606in" svg:height="0.2024in" svg:x="3.8236in" svg:y="0.8972in"><draw:text-box><text:p text:style-name="P11"><text:span text:style-name="T3">node_modules</text:span></text:p></draw:text-box></draw:frame><draw:frame draw:style-name="gr2" draw:text-style-name="P10" svg:width="1.4606in" svg:height="0.2024in" svg:x="3.8236in" svg:y="1.1472in"><draw:text-box><text:p text:style-name="P11"><text:span text:style-name="T3">build</text:span></text:p></draw:text-box></draw:frame><draw:frame draw:style-name="gr2" draw:text-style-name="P10" svg:width="1.4606in" svg:height="0.2024in" svg:x="3.8236in" svg:y="1.3972in"><draw:text-box><text:p text:style-name="P11"><text:span text:style-name="T3">src</text:span></text:p></draw:text-box></draw:frame><draw:frame draw:style-name="gr2" draw:text-style-name="P10" svg:width="1.4606in" svg:height="0.2024in" svg:x="3.7035in" svg:y="1.6472in"><draw:text-box><text:p text:style-name="P11"><text:span text:style-name="T3">bower.json</text:span></text:p></draw:text-box></draw:frame><draw:frame draw:style-name="gr2" draw:text-style-name="P10" svg:width="1.4606in" svg:height="0.2024in" svg:x="3.7035in" svg:y="1.8972in"><draw:text-box><text:p text:style-name="P11"><text:span text:style-name="T3">package.json</text:span></text:p></draw:text-box></draw:frame><draw:frame draw:style-name="gr2" draw:text-style-name="P10" svg:width="1.4606in" svg:height="0.2024in" svg:x="3.7035in" svg:y="2.1472in"><draw:text-box><text:p text:style-name="P11"><text:span text:style-name="T3">gulpfile.js</text:span></text:p></draw:text-box></draw:frame><draw:line draw:style-name="gr4" draw:text-style-name="P9" svg:x1="2.1091in" svg:y1="0.2555in" svg:x2="2.3717in" svg:y2="0.2555in"><text:p/></draw:line><draw:line draw:style-name="gr4" draw:text-style-name="P9" svg:x1="2.1091in" svg:y1="0.2555in" svg:x2="2.3717in" svg:y2="0.2555in"><text:p/></draw:line><draw:line draw:style-name="gr4" draw:text-style-name="P9" svg:x1="2.3709in" svg:y1="0.2555in" svg:x2="2.3764in" svg:y2="0.5028in"><text:p/></draw:line><draw:line draw:style-name="gr4" draw:text-style-name="P9" svg:x1="3.5362in" svg:y1="1.5252in" svg:x2="3.7988in" svg:y2="1.5252in"><text:p/></draw:line><draw:line draw:style-name="gr4" draw:text-style-name="P9" svg:x1="3.2528in" svg:y1="0.5028in" svg:x2="3.5154in" svg:y2="0.5028in"><text:p/></draw:line><draw:line draw:style-name="gr4" draw:text-style-name="P9" svg:x1="2.3709in" svg:y1="0.5028in" svg:x2="2.6335in" svg:y2="0.5028in"><text:p/></draw:line><draw:line draw:style-name="gr4" draw:text-style-name="P9" svg:x1="3.5091in" svg:y1="1.0228in" svg:x2="3.7717in" svg:y2="1.0228in"><text:p/></draw:line><draw:line draw:style-name="gr4" draw:text-style-name="P9" svg:x1="3.5091in" svg:y1="0.7654in" svg:x2="3.7717in" svg:y2="0.7654in"><text:p/></draw:line><draw:line draw:style-name="gr4" draw:text-style-name="P9" svg:x1="3.5362in" svg:y1="1.2602in" svg:x2="3.7988in" svg:y2="1.2602in"><text:p/></draw:line><draw:line draw:style-name="gr4" draw:text-style-name="P9" svg:x1="2.1091in" svg:y1="0.2555in" svg:x2="2.3717in" svg:y2="0.2555in"><text:p/></draw:line><draw:line draw:style-name="gr4" draw:text-style-name="P9" svg:x1="3.5091in" svg:y1="0.5028in" svg:x2="3.5362in" svg:y2="1.5248in"><text:p/></draw:line></draw:g></text:p>
      <text:h text:style-name="Heading_20_2" text:outline-level="2"><text:soft-page-break/>Initializing a Project</text:h>
      <text:p text:style-name="P6">NPM and BOWER can rebuild the entire dependency structure from their JSON files so only src, bower.json, package.json, and gulpfile.js will be checked into source control. With these files in place, </text:p>
      <text:p text:style-name="P7">&gt;npm install<text:span text:style-name="T1">↩</text:span> </text:p>
      <text:p text:style-name="P7">&gt;bower install<text:span text:style-name="T1">↩</text:span> </text:p>
      <text:p text:style-name="P6">will rebuild the entire project (this can take a bit of time depending on internet bandwidth). Projects are easy to share – just zip up bower.json, npm.json, gulp.js (optionally), and src.</text:p>
      <text:p text:style-name="P3"/>
      <text:h text:style-name="Heading_20_2" text:outline-level="2">Changing Dependencies</text:h>
      <text:p text:style-name="Text_20_body">Project library dependencies (like jQuery &amp; Angular) are installed or removed: <text:s/></text:p>
      <text:p text:style-name="P8">&gt;bower install library-package-name –-save<text:span text:style-name="T1">↩</text:span> </text:p>
      <text:p text:style-name="P8">&gt;bower uninstall library-package-name –-save<text:span text:style-name="T1">↩</text:span> </text:p>
      <text:p text:style-name="P8"/>
      <text:p text:style-name="P3">Gulp plugins and other dev dependencies are installed or removed: </text:p>
      <text:p text:style-name="P4">&gt;npm install package-name –-save-dev<text:span text:style-name="T1">↩</text:span></text:p>
      <text:p text:style-name="P4"><text:span text:style-name="T2">&gt;npm remove package-name –-save-dev↩</text:span></text:p>
      <text:p text:style-name="P4"><text:span text:style-name="T2"/></text:p>
      <text:h text:style-name="Heading_20_2" text:outline-level="2">How Gulp Works</text:h>
      <text:p text:style-name="Standard"><draw:g text:anchor-type="paragraph" draw:z-index="1" draw:style-name="gr1"><draw:rect draw:style-name="gr5" draw:text-style-name="P9" svg:width="3.5004in" svg:height="0.3004in" svg:x="1.4008in" svg:y="0.361in"><text:p/></draw:rect><draw:rect draw:style-name="gr5" draw:text-style-name="P9" svg:width="3.5004in" svg:height="0.6004in" svg:x="1.4008in" svg:y="0.661in"><text:p/></draw:rect><draw:rect draw:style-name="gr5" draw:text-style-name="P9" svg:width="3.5004in" svg:height="0.7413in" svg:x="1.4008in" svg:y="1.261in"><text:p/></draw:rect><draw:frame draw:style-name="gr6" draw:text-style-name="P13" svg:width="3.4413in" svg:height="0.4488in" svg:x="1.4272in" svg:y="0.7374in"><draw:text-box><text:p text:style-name="P9"><text:span text:style-name="T4">A bunch of tasks that can be run individually</text:span></text:p><text:p text:style-name="P9"><text:span text:style-name="T4">&gt;gulp taskname</text:span><text:span text:style-name="T5">↩</text:span></text:p></draw:text-box></draw:frame><draw:frame draw:style-name="gr7" draw:text-style-name="P10" svg:width="3.426in" svg:height="0.2421in" svg:x="1.5016in" svg:y="0.4209in"><draw:text-box><text:p text:style-name="P9"><text:span text:style-name="T3">Plug-ins for tasks</text:span></text:p></draw:text-box></draw:frame><draw:frame draw:style-name="gr8" draw:text-style-name="P14" svg:width="3.265in" svg:height="0.6406in" svg:x="1.5016in" svg:y="1.3331in"><draw:text-box><text:p text:style-name="P9"><text:span text:style-name="T3">A default task typically containing a list of</text:span></text:p><text:p text:style-name="P9"><text:span text:style-name="T3">Tasks to run</text:span></text:p><text:p text:style-name="P9"><text:span text:style-name="T3">&gt;gulp</text:span><text:span text:style-name="T5">↩</text:span></text:p></draw:text-box></draw:frame></draw:g>Gulp is completely controlled by gulpfile.js. This file basically consists of three parts:</text:p>
      <text:p text:style-name="Standard"/>
      <text:p text:style-name="Standard">Each task can chain multiple plug-ins together, piping each result to the next plug-in. Tasks can be run individually, or combined into one default build task. Running tasks individually is useful for testing both the gulp environment, and each task.</text:p>
      <text:p text:style-name="Standard">Typically, though, all the necessary tasks to build a project will be combined into one 'default' task.</text:p>
      <text:p text:style-name="P5">Example gulpfile.js:</text:p>
      <text:p text:style-name="Standard"/>
      <text:p text:style-name="code">//---------------------------- gulpfile.js --------------------------------</text:p>
      <text:p text:style-name="code"/>
      <text:p text:style-name="code"><text:tab/>//-- 'require' all the plug-in stuff –</text:p>
      <text:p text:style-name="code"/>
      <text:p text:style-name="code">var gulp <text:s text:c="7"/>= require("gulp"),</text:p>
      <text:p text:style-name="code"><text:s text:c="4"/>jshint <text:s text:c="5"/>= require("gulp-jshint")</text:p>
      <text:p text:style-name="code"><text:s text:c="4"/>browserSync = require("browser-sync"),</text:p>
      <text:p text:style-name="code"><text:s text:c="4"/>typescript <text:s/>= require("gulp-typescript"),</text:p>
      <text:p text:style-name="code"><text:s text:c="4"/>clean <text:s text:c="6"/>= require("gulp-clean"),</text:p>
      <text:p text:style-name="code"><text:s text:c="4"/>concat <text:s text:c="5"/>= require("gulp-concat"),</text:p>
      <text:p text:style-name="code"><text:s text:c="4"/>stripDebug <text:s/>= require("gulp-strip-debug"),</text:p>
      <text:p text:style-name="code"><text:s text:c="4"/>uglify <text:s text:c="5"/>= require("gulp-uglify"),</text:p>
      <text:p text:style-name="code"><text:s text:c="4"/>uglifyCSS <text:s text:c="2"/>= require("gulp-uglifycss")</text:p>
      <text:p text:style-name="code"><text:s text:c="4"/>bowerFiles <text:s/>= require("main-bower-files"),</text:p>
      <text:p text:style-name="code"><text:s text:c="4"/>runSequence = require("run-sequence");</text:p>
      <text:p text:style-name="code"/>
      <text:p text:style-name="code"><text:tab/>//-- test task to make sure gulp is OK --</text:p>
      <text:p text:style-name="code">gulp.task('hello', function() {</text:p>
      <text:p text:style-name="code"><text:s text:c="4"/>console.log('This is "Gulp" signing in...');</text:p>
      <text:p text:style-name="code">});</text:p>
      <text:p text:style-name="code"/>
      <text:p text:style-name="code"><text:tab/>//-- dump the build folder --</text:p>
      <text:p text:style-name="code">gulp.task('cleanBuildFolder', function() {</text:p>
      <text:p text:style-name="code"><text:s text:c="4"/>return gulp.src('./build', {read: false})</text:p>
      <text:p text:style-name="code"><text:s text:c="12"/>.pipe(clean());</text:p>
      <text:p text:style-name="code">});</text:p>
      <text:p text:style-name="code"><text:tab/></text:p>
      <text:p text:style-name="code"><text:tab/>//-- integrity tools --</text:p>
      <text:p text:style-name="code">gulp.task('jsHint', function() {</text:p>
      <text:p text:style-name="code"><text:s text:c="4"/>gulp.src('./src/js/*.js')</text:p>
      <text:p text:style-name="code"><text:s text:c="8"/>.pipe(jshint())</text:p>
      <text:p text:style-name="code"><text:s text:c="8"/>.pipe(jshint.reporter('default'));</text:p>
      <text:p text:style-name="code">});</text:p>
      <text:p text:style-name="code"/>
      <text:p text:style-name="code"><text:tab/>//-- build tasks --</text:p>
      <text:p text:style-name="code">gulp.task('copyHTML', function() {</text:p>
      <text:p text:style-name="code"><text:s text:c="4"/>gulp.src('./src/**/*.html')</text:p>
      <text:p text:style-name="code"><text:s text:c="8"/>.pipe(gulp.dest('./build'))</text:p>
      <text:p text:style-name="code"><text:s text:c="8"/>.pipe(browserSync.reload({stream: true}));</text:p>
      <text:p text:style-name="code">});</text:p>
      <text:p text:style-name="code"/>
      <text:p text:style-name="code"><text:soft-page-break/>gulp.task('copyCSS', function(){</text:p>
      <text:p text:style-name="code"><text:s text:c="4"/>gulp.src('./src/css/fonts/**/*.*')</text:p>
      <text:p text:style-name="code"><text:s text:c="8"/>.pipe(gulp.dest('./build/css/fonts'))</text:p>
      <text:p text:style-name="code"><text:s text:c="4"/>gulp.src('./src/css/*.css')</text:p>
      <text:p text:style-name="code"><text:s text:c="8"/>.pipe(concat('main.css'))</text:p>
      <text:p text:style-name="code"><text:s text:c="8"/>.pipe(uglifyCSS())</text:p>
      <text:p text:style-name="code"><text:s text:c="8"/>.pipe(gulp.dest('./build/css'))</text:p>
      <text:p text:style-name="code"><text:s text:c="8"/>.pipe(browserSync.reload({stream: true}));</text:p>
      <text:p text:style-name="code">})</text:p>
      <text:p text:style-name="code">gulp.task('copyJS', <text:s/>function() {</text:p>
      <text:p text:style-name="code"><text:s text:c="4"/>gulp.src(['./src/js/test.js','src/js/app.js'])</text:p>
      <text:p text:style-name="code"><text:s text:c="8"/>.pipe(concat('scripts.min.js'))</text:p>
      <text:p text:style-name="code"><text:s text:c="8"/>//.pipe(stripDebug())</text:p>
      <text:p text:style-name="code"><text:s text:c="8"/>.pipe(uglify())</text:p>
      <text:p text:style-name="code"><text:s text:c="8"/>.pipe(gulp.dest('./build/js'))</text:p>
      <text:p text:style-name="code"><text:s text:c="8"/>.pipe(browserSync.reload({stream: true}));</text:p>
      <text:p text:style-name="code">})</text:p>
      <text:p text:style-name="code"/>
      <text:p text:style-name="code">gulp.task('copyLib', function() {</text:p>
      <text:p text:style-name="code"><text:s text:c="4"/>return gulp.src(bowerFiles(), {base:'./bower_components'})</text:p>
      <text:p text:style-name="code"><text:s text:c="8"/>.pipe(concat('lib.min.js'))</text:p>
      <text:p text:style-name="code"><text:s text:c="8"/>.pipe(uglify())</text:p>
      <text:p text:style-name="code"><text:s text:c="8"/>.pipe(gulp.dest('./build/js'))</text:p>
      <text:p text:style-name="code"><text:s text:c="8"/>.pipe(browserSync.reload({stream: true}));</text:p>
      <text:p text:style-name="code">})</text:p>
      <text:p text:style-name="code"/>
      <text:p text:style-name="code">gulp.task('copyClasses', function() {</text:p>
      <text:p text:style-name="code"><text:s text:c="4"/>gulp.src(['./src/js/classes/*.ts'])</text:p>
      <text:p text:style-name="code"><text:s text:c="8"/>.pipe(typescript())</text:p>
      <text:p text:style-name="code"><text:s text:c="8"/>.pipe(concat("classes.min.js"))</text:p>
      <text:p text:style-name="code"><text:s text:c="8"/>.pipe(uglify())</text:p>
      <text:p text:style-name="code"><text:s text:c="8"/>.pipe(gulp.dest('./build/js'))</text:p>
      <text:p text:style-name="code"><text:s text:c="8"/>.pipe(browserSync.reload({stream: true}));</text:p>
      <text:p text:style-name="code">});</text:p>
      <text:p text:style-name="code"/>
      <text:p text:style-name="code"><text:tab/>//-- start a test web server --</text:p>
      <text:p text:style-name="code">gulp.task('browserSync', function() {</text:p>
      <text:p text:style-name="code"><text:s text:c="4"/>browserSync({ server: {baseDir: './build'}});</text:p>
      <text:p text:style-name="code">});</text:p>
      <text:p text:style-name="code"/>
      <text:p text:style-name="code"><text:tab/>//-- rebuild when these files change --</text:p>
      <text:p text:style-name="code">gulp.task('watchFiles', function() {</text:p>
      <text:p text:style-name="code"><text:s text:c="4"/>gulp.watch('./src/**/*.html', ['copyHTML']);</text:p>
      <text:p text:style-name="code"><text:s text:c="4"/>gulp.watch('./src/css/**/*.css', ['copyCSS']);</text:p>
      <text:p text:style-name="code"><text:soft-page-break/><text:s text:c="4"/>gulp.watch('./src/js/**/*.js', ['copyJS']);</text:p>
      <text:p text:style-name="code"><text:s text:c="4"/>gulp.watch('./src/classes/**/*.ts', ['copyClasses']);</text:p>
      <text:p text:style-name="code">});</text:p>
      <text:p text:style-name="code"/>
      <text:p text:style-name="code"><text:tab/>//-- the big kahuna startup task--</text:p>
      <text:p text:style-name="code">gulp.task('default', function() {</text:p>
      <text:p text:style-name="code"><text:s text:c="4"/>runSequence(</text:p>
      <text:p text:style-name="code"><text:s text:c="8"/>['cleanBuildFolder'],</text:p>
      <text:p text:style-name="code"><text:s text:c="8"/>['copyHTML', 'copyCSS', 'copyJS', 'copyClasses', 'copyLib'],</text:p>
      <text:p text:style-name="code"><text:s text:c="8"/>['browserSync'],</text:p>
      <text:p text:style-name="code"><text:s text:c="8"/>['watchFiles']);</text:p>
      <text:p text:style-name="code">});</text:p>
      <text:p text:style-name="code"/>
      <text:p text:style-name="code">//------------------------- eof - gulpfile.js -----------------------------</text:p>
      <text:p text:style-name="Standard"/>
      <text:h text:style-name="Heading_20_2" text:outline-level="2">Conclusions</text:h>
      <text:p text:style-name="Standard">Gulp creates a simple, powerful dev platform. Decide on a project file structure, install the gulp plug-ins that are pretty much universal, install the JS libraries used in most projects, create gulpfile.js, save this as a default project structure. Creating and testing the first gulpfile.js is a substantial task, but once finished, it can be used over again on all new projects with maybe only very minor tweaking.</text:p>
      <text:p text:style-name="Standard">Create new projects by simply copying this default into a new project folder. Add any needed gulp plugins,<text:span text:style-name="T2"> remove unneeded gulp plug-ins. Add any needed javascript libraries, remove unneeded javascript libraries</text:span><text:span text:style-name="T1">.</text:span><text:span text:style-name="T2"> <text:s/>Run &gt;gulp</text:span><text:span text:style-name="T1">↩ </text:span><text:span text:style-name="T2"><text:s/>and start coding.</text:span></text:p>
      <text:p text:style-name="P2">Passing a new project around a team is as simple as passing the src folder along with the package.json, the bower.json, and, optionally, the gulpfile.js (most developers have their own gulpfile.j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Lucida Console" svg:font-family="'Lucida Console'"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adornments="Bold"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6in"/>
        </style:tab-stops>
      </style:paragraph-properties>
      <style:text-properties style:font-name="Verdana" fo:font-size="11pt"/>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Standard" style:default-outline-level="1" style:class="text" style:master-page-name="">
      <style:paragraph-properties fo:margin-top="0in" fo:margin-bottom="0.1598in" fo:text-align="center" style:justify-single-word="false" style:page-number="auto"/>
      <style:text-properties style:font-name="Verdana1" fo:font-size="150%" fo:font-weight="normal"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left="0.3in" fo:margin-right="0.6in" fo:margin-top="0in" fo:margin-bottom="0.1201in" fo:text-align="justify" style:justify-single-word="false" fo:text-indent="0in" style:auto-text-indent="false"/>
      <style:text-properties style:font-name="Verdana"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0799in" fo:text-align="center" style:justify-single-word="false"/>
      <style:text-properties style:font-name="Trebuchet MS" fo:font-size="16pt" fo:font-weight="bold" style:font-size-asian="14pt" style:font-weight-asian="bold" style:font-size-complex="14pt" style:font-weight-complex="bold"/>
    </style:style>
    <style:style style:name="Heading_20_4" style:display-name="Heading 4" style:family="paragraph" style:next-style-name="Text_20_body" style:default-outline-level="4" style:class="text">
      <style:paragraph-properties fo:margin-top="0in" fo:margin-bottom="0.0799in" fo:text-align="start" style:justify-single-word="false"/>
      <style:text-properties style:font-name="Trebuchet MS" fo:font-size="16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e_20_single_20_line" style:display-name="quote single line" style:family="paragraph" style:parent-style-name="quote_20_block_20_1" style:list-style-name="List_20_1" style:class="text">
      <style:paragraph-properties fo:margin-left="0.25in" fo:margin-right="0.4in" fo:margin-top="0in" fo:margin-bottom="0.0799in" fo:text-indent="0in" style:auto-text-indent="false">
        <style:tab-stops>
          <style:tab-stop style:position="0.5in"/>
          <style:tab-stop style:position="5.052in" style:leader-style="dotted" style:leader-text="."/>
          <style:tab-stop style:position="5.4598in"/>
          <style:tab-stop style:position="6.5in" style:type="char" style:char="."/>
        </style:tab-stops>
      </style:paragraph-properties>
      <style:text-properties style:font-name="Verdana" fo:font-size="10.5pt"/>
    </style:style>
    <style:style style:name="quote_20_total" style:display-name="quote total" style:family="paragraph" style:parent-style-name="quote_20_block_20_1" style:next-style-name="Standard" style:list-style-name="" style:class="text">
      <style:paragraph-properties fo:margin-left="0.75in" fo:margin-right="0.4in" fo:margin-top="0in" fo:margin-bottom="0.0799in" fo:text-indent="0in" style:auto-text-indent="false">
        <style:tab-stops>
          <style:tab-stop style:position="0.5in"/>
          <style:tab-stop style:position="4.552in" style:leader-style="dotted" style:leader-text="."/>
          <style:tab-stop style:position="4.9535in"/>
          <style:tab-stop style:position="6.5in" style:type="char" style:char="."/>
        </style:tab-stops>
      </style:paragraph-properties>
      <style:text-properties style:font-name="Verdana" fo:font-size="10.5pt" fo:font-weight="normal"/>
    </style:style>
    <style:style style:name="quote_20_block_20_2" style:display-name="quote block 2" style:family="paragraph" style:parent-style-name="quote_20_block_20_1" style:list-style-name="" style:class="text">
      <style:paragraph-properties fo:margin-left="0.4in" fo:margin-right="1.35in" fo:margin-top="0in" fo:margin-bottom="0.0799in" fo:text-indent="0in" style:auto-text-indent="false"/>
      <style:text-properties style:font-name="Verdana" fo:font-size="10.5pt"/>
    </style:style>
    <style:style style:name="quote_20_block_20_1" style:display-name="quote block 1" style:family="paragraph" style:next-style-name="quote_20_total" style:list-style-name="List_20_1" style:class="text">
      <style:paragraph-properties fo:margin-left="0.25in" fo:margin-right="1.35in" fo:margin-top="0in" fo:margin-bottom="0.0799in" fo:text-align="justify" style:justify-single-word="false" fo:text-indent="0in" style:auto-text-indent="false"/>
      <style:text-properties style:font-name="Verdana" fo:font-size="10.5pt"/>
    </style:style>
    <style:style style:name="Untitled1" style:family="paragraph" style:parent-style-name="Standard"/>
    <style:style style:name="List1" style:family="paragraph" style:parent-style-name="Standard" style:default-outline-level="1" style:list-style-name="List_20_1">
      <style:paragraph-properties fo:margin-left="0.25in" fo:margin-right="0.4in" fo:margin-top="0in" fo:margin-bottom="0.0799in" fo:text-indent="0in" style:auto-text-indent="false"/>
    </style:style>
    <style:style style:name="list2" style:family="paragraph" style:parent-style-name="List1" style:list-style-name="List_20_1">
      <style:paragraph-properties fo:margin-left="0.45in" fo:margin-right="0.6in" fo:text-indent="0in" style:auto-text-indent="false"/>
    </style:style>
    <style:style style:name="Num1" style:family="paragraph" style:parent-style-name="Standard" style:default-outline-level="1" style:list-style-name="Numbering_20_1">
      <style:paragraph-properties fo:margin-left="0.25in" fo:margin-right="0.4in" fo:margin-top="0in" fo:margin-bottom="0.0799in" fo:text-indent="0in" style:auto-text-indent="false"/>
    </style:style>
    <style:style style:name="Num2" style:family="paragraph" style:parent-style-name="Num1" style:default-outline-level="2" style:list-style-name="Numbering_20_2" style:class="text">
      <style:paragraph-properties fo:margin-left="0.45in" fo:margin-right="0.6in" fo:text-align="justify" style:justify-single-word="false" fo:text-indent="0in" style:auto-text-indent="false"/>
      <style:text-properties style:font-name="Verdana" fo:font-size="11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ode" style:family="paragraph" style:parent-style-name="Standard" style:class="text">
      <style:paragraph-properties fo:margin-left="0.5in" fo:margin-right="0in" fo:text-indent="0in" style:auto-text-indent="false"/>
      <style:text-properties fo:color="#461900" style:font-name="Lucida Console" fo:font-size="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a">
        <style:list-level-properties text:list-level-position-and-space-mode="label-alignment">
          <style:list-level-label-alignment text:label-followed-by="space" fo:text-indent="-0.2in" fo:margin-left="0.6in"/>
        </style:list-level-properties>
      </text:list-level-style-number>
      <text:list-level-style-number text:level="2" style:num-suffix=")" style:num-format="a" text:start-value="2">
        <style:list-level-properties text:list-level-position-and-space-mode="label-alignment">
          <style:list-level-label-alignment text:label-followed-by="space" fo:text-indent="-0.2in" fo:margin-left="0.6in"/>
        </style:list-level-properties>
      </text:list-level-style-number>
      <text:list-level-style-number text:level="3" style:num-suffix=")" style:num-format="a" text:start-value="3">
        <style:list-level-properties text:list-level-position-and-space-mode="label-alignment">
          <style:list-level-label-alignment text:label-followed-by="space" fo:text-indent="-0.2in" fo:margin-left="0.6in"/>
        </style:list-level-properties>
      </text:list-level-style-number>
      <text:list-level-style-number text:level="4" style:num-suffix=")" style:num-format="a" text:start-value="4">
        <style:list-level-properties text:list-level-position-and-space-mode="label-alignment">
          <style:list-level-label-alignment text:label-followed-by="space" fo:text-indent="-0.2in" fo:margin-left="0.6in"/>
        </style:list-level-properties>
      </text:list-level-style-number>
      <text:list-level-style-number text:level="5" style:num-suffix=")" style:num-format="a" text:start-value="5">
        <style:list-level-properties text:list-level-position-and-space-mode="label-alignment">
          <style:list-level-label-alignment text:label-followed-by="space" fo:text-indent="-0.2in" fo:margin-left="0.6in"/>
        </style:list-level-properties>
      </text:list-level-style-number>
      <text:list-level-style-number text:level="6" style:num-suffix=")" style:num-format="a" text:start-value="6">
        <style:list-level-properties text:list-level-position-and-space-mode="label-alignment">
          <style:list-level-label-alignment text:label-followed-by="space" fo:text-indent="-0.2in" fo:margin-left="0.6in"/>
        </style:list-level-properties>
      </text:list-level-style-number>
      <text:list-level-style-number text:level="7" style:num-suffix=")" style:num-format="a" text:start-value="7">
        <style:list-level-properties text:list-level-position-and-space-mode="label-alignment">
          <style:list-level-label-alignment text:label-followed-by="space" fo:text-indent="-0.2in" fo:margin-left="0.6in"/>
        </style:list-level-properties>
      </text:list-level-style-number>
      <text:list-level-style-number text:level="8" style:num-suffix=")" style:num-format="a" text:start-value="8">
        <style:list-level-properties text:list-level-position-and-space-mode="label-alignment">
          <style:list-level-label-alignment text:label-followed-by="space" fo:text-indent="-0.2in" fo:margin-left="0.6in"/>
        </style:list-level-properties>
      </text:list-level-style-number>
      <text:list-level-style-number text:level="9" style:num-suffix=")" style:num-format="a" text:start-value="9">
        <style:list-level-properties text:list-level-position-and-space-mode="label-alignment">
          <style:list-level-label-alignment text:label-followed-by="space" fo:text-indent="-0.2in" fo:margin-left="0.6in"/>
        </style:list-level-properties>
      </text:list-level-style-number>
      <text:list-level-style-number text:level="10" style:num-suffix=")" style:num-format="a" text:start-value="10">
        <style:list-level-properties text:list-level-position-and-space-mode="label-alignment">
          <style:list-level-label-alignment text:label-followed-by="space" fo:text-indent="-0.2in" fo:margin-left="0.6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8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5-05-18T09:25:58.22</meta:creation-date>
    <dc:language>en-US</dc:language>
    <meta:editing-cycles>4</meta:editing-cycles>
    <meta:editing-duration>PT1H7M39S</meta:editing-duration>
    <dc:date>2015-05-22T09:29:59.98</dc:date>
    <meta:document-statistic meta:table-count="0" meta:image-count="0" meta:object-count="0" meta:page-count="5" meta:paragraph-count="124" meta:word-count="755" meta:character-count="6323"/>
    <meta:user-defined meta:name="Info 1"/>
    <meta:user-defined meta:name="Info 2"/>
    <meta:user-defined meta:name="Info 3"/>
    <meta:user-defined meta:name="Info 4"/>
    <meta:template xlink:type="simple" xlink:actuate="onRequest" xlink:title="blank" xlink:href="../../../../HawkRidge/System/Templates/blank.ott" meta:date="2015-05-18T09:25:57.97"/>
  </office:meta>
</office:document-meta>
</file>